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s Informáticos de Soporte a la Colaboración y la Decisión</text:p>
      <text:p text:style-name="Standard">jsamo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las </meta:initial-creator>
    <meta:creation-date>2021-01-28T09:15:47.24</meta:creation-date>
    <dc:date>2021-01-28T14:20:37.26</dc:date>
    <dc:creator>Aulas </dc:creator>
    <meta:editing-duration>PT2M46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2" meta:word-count="11" meta:character-count="70"/>
  </office:meta>
</office:document-meta>
</file>